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rigin:</text:p>
          </table:table-cell>
          <table:table-cell office:value-type="string" calcext:value-type="string">
            <text:p>bot lef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otal: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1156" calcext:value-type="float">
            <text:p>1156</text:p>
          </table:table-cell>
          <table:table-cell/>
          <table:table-cell office:value-type="string" calcext:value-type="string">
            <text:p>units: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il left:</text:p>
          </table:table-cell>
          <table:table-cell office:value-type="float" office:value="95" calcext:value-type="float">
            <text:p>95</text:p>
          </table:table-cell>
          <table:table-cell office:value-type="float" office:value="993" calcext:value-type="float">
            <text:p>993</text:p>
          </table:table-cell>
          <table:table-cell office:value-type="float" office:value="131" calcext:value-type="float">
            <text:p>131</text:p>
          </table:table-cell>
          <table:table-cell office:value-type="float" office:value="956" calcext:value-type="float">
            <text:p>956</text:p>
          </table:table-cell>
          <table:table-cell office:value-type="float" office:value="131" calcext:value-type="float">
            <text:p>131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office:value-type="float" office:value="163" calcext:value-type="float">
            <text:p>163</text:p>
          </table:table-cell>
          <table:table-cell office:value-type="float" office:value="36" calcext:value-type="float">
            <text:p>36</text:p>
          </table:table-cell>
          <table:table-cell office:value-type="float" office:value="830" calcext:value-type="float">
            <text:p>8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il right:</text:p>
          </table:table-cell>
          <table:table-cell office:value-type="float" office:value="1953" calcext:value-type="float">
            <text:p>1953</text:p>
          </table:table-cell>
          <table:table-cell office:value-type="float" office:value="993" calcext:value-type="float">
            <text:p>993</text:p>
          </table:table-cell>
          <table:table-cell office:value-type="float" office:value="1953" calcext:value-type="float">
            <text:p>1953</text:p>
          </table:table-cell>
          <table:table-cell office:value-type="float" office:value="163" calcext:value-type="float">
            <text:p>163</text:p>
          </table:table-cell>
          <table:table-cell office:value-type="float" office:value="1917" calcext:value-type="float">
            <text:p>1917</text:p>
          </table:table-cell>
          <table:table-cell office:value-type="float" office:value="200" calcext:value-type="float">
            <text:p>200</text:p>
          </table:table-cell>
          <table:table-cell office:value-type="float" office:value="1917" calcext:value-type="float">
            <text:p>1917</text:p>
          </table:table-cell>
          <table:table-cell office:value-type="float" office:value="956" calcext:value-type="float">
            <text:p>956</text:p>
          </table:table-cell>
          <table:table-cell office:value-type="float" office:value="36" calcext:value-type="float">
            <text:p>36</text:p>
          </table:table-cell>
          <table:table-cell office:value-type="float" office:value="830" calcext:value-type="float">
            <text:p>8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il bot left:</text:p>
          </table:table-cell>
          <table:table-cell office:value-type="float" office:value="163" calcext:value-type="float">
            <text:p>163</text:p>
          </table:table-cell>
          <table:table-cell office:value-type="float" office:value="95" calcext:value-type="float">
            <text:p>95</text:p>
          </table:table-cell>
          <table:table-cell office:value-type="float" office:value="200" calcext:value-type="float">
            <text:p>200</text:p>
          </table:table-cell>
          <table:table-cell office:value-type="float" office:value="131" calcext:value-type="float">
            <text:p>131</text:p>
          </table:table-cell>
          <table:table-cell office:value-type="float" office:value="960" calcext:value-type="float">
            <text:p>960</text:p>
          </table:table-cell>
          <table:table-cell office:value-type="float" office:value="131" calcext:value-type="float">
            <text:p>131</text:p>
          </table:table-cell>
          <table:table-cell office:value-type="float" office:value="976" calcext:value-type="float">
            <text:p>976</text:p>
          </table:table-cell>
          <table:table-cell office:value-type="float" office:value="95" calcext:value-type="float">
            <text:p>95</text:p>
          </table:table-cell>
          <table:table-cell office:value-type="float" office:value="813" calcext:value-type="float">
            <text:p>813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il bot right:</text:p>
          </table:table-cell>
          <table:table-cell office:value-type="float" office:value="1072" calcext:value-type="float">
            <text:p>1072</text:p>
          </table:table-cell>
          <table:table-cell office:value-type="float" office:value="95" calcext:value-type="float">
            <text:p>95</text:p>
          </table:table-cell>
          <table:table-cell office:value-type="float" office:value="1087" calcext:value-type="float">
            <text:p>1087</text:p>
          </table:table-cell>
          <table:table-cell office:value-type="float" office:value="131" calcext:value-type="float">
            <text:p>131</text:p>
          </table:table-cell>
          <table:table-cell office:value-type="float" office:value="1847" calcext:value-type="float">
            <text:p>1847</text:p>
          </table:table-cell>
          <table:table-cell office:value-type="float" office:value="131" calcext:value-type="float">
            <text:p>131</text:p>
          </table:table-cell>
          <table:table-cell office:value-type="float" office:value="1885" calcext:value-type="float">
            <text:p>1885</text:p>
          </table:table-cell>
          <table:table-cell office:value-type="float" office:value="95" calcext:value-type="float">
            <text:p>95</text:p>
          </table:table-cell>
          <table:table-cell office:value-type="float" office:value="813" calcext:value-type="float">
            <text:p>813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il top left:</text:p>
          </table:table-cell>
          <table:table-cell office:value-type="float" office:value="163" calcext:value-type="float">
            <text:p>163</text:p>
          </table:table-cell>
          <table:table-cell office:value-type="float" office:value="1061" calcext:value-type="float">
            <text:p>1061</text:p>
          </table:table-cell>
          <table:table-cell office:value-type="float" office:value="976" calcext:value-type="float">
            <text:p>976</text:p>
          </table:table-cell>
          <table:table-cell office:value-type="float" office:value="1061" calcext:value-type="float">
            <text:p>1061</text:p>
          </table:table-cell>
          <table:table-cell office:value-type="float" office:value="960" calcext:value-type="float">
            <text:p>960</text:p>
          </table:table-cell>
          <table:table-cell office:value-type="float" office:value="1025" calcext:value-type="float">
            <text:p>1025</text:p>
          </table:table-cell>
          <table:table-cell office:value-type="float" office:value="200" calcext:value-type="float">
            <text:p>200</text:p>
          </table:table-cell>
          <table:table-cell office:value-type="float" office:value="1025" calcext:value-type="float">
            <text:p>1025</text:p>
          </table:table-cell>
          <table:table-cell office:value-type="float" office:value="813" calcext:value-type="float">
            <text:p>813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il top right:</text:p>
          </table:table-cell>
          <table:table-cell office:value-type="float" office:value="1072" calcext:value-type="float">
            <text:p>1072</text:p>
          </table:table-cell>
          <table:table-cell office:value-type="float" office:value="1061" calcext:value-type="float">
            <text:p>1061</text:p>
          </table:table-cell>
          <table:table-cell office:value-type="float" office:value="1885" calcext:value-type="float">
            <text:p>1885</text:p>
          </table:table-cell>
          <table:table-cell office:value-type="float" office:value="1061" calcext:value-type="float">
            <text:p>1061</text:p>
          </table:table-cell>
          <table:table-cell office:value-type="float" office:value="1847" calcext:value-type="float">
            <text:p>1847</text:p>
          </table:table-cell>
          <table:table-cell office:value-type="float" office:value="1025" calcext:value-type="float">
            <text:p>1025</text:p>
          </table:table-cell>
          <table:table-cell office:value-type="float" office:value="1087" calcext:value-type="float">
            <text:p>1087</text:p>
          </table:table-cell>
          <table:table-cell office:value-type="float" office:value="1025" calcext:value-type="float">
            <text:p>1025</text:p>
          </table:table-cell>
          <table:table-cell office:value-type="float" office:value="813" calcext:value-type="float">
            <text:p>813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le top left:</text:p>
          </table:table-cell>
          <table:table-cell office:value-type="float" office:value="108" calcext:value-type="float">
            <text:p>108</text:p>
          </table:table-cell>
          <table:table-cell office:value-type="float" office:value="1048" calcext:value-type="float">
            <text:p>1048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cue:</text:p>
          </table:table-cell>
          <table:table-cell office:value-type="float" office:value="1581" calcext:value-type="float">
            <text:p>1581</text:p>
          </table:table-cell>
          <table:table-cell office:value-type="float" office:value="29" calcext:value-type="float">
            <text:p>29</text:p>
          </table:table-cell>
          <table:table-cell office:value-type="float" office:value="450" calcext:value-type="float">
            <text:p>450</text:p>
          </table:table-cell>
          <table:table-cell office:value-type="float" office:value="308.5" calcext:value-type="float">
            <text:p>308,5</text:p>
          </table:table-cell>
          <table:table-cell table:formula="of:=[.J15]-[.J$21]" office:value-type="float" office:value="-790" calcext:value-type="float">
            <text:p>-790</text:p>
          </table:table-cell>
          <table:table-cell table:formula="of:=[.K15]-[.K$21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le top mid:</text:p>
          </table:table-cell>
          <table:table-cell office:value-type="float" office:value="1024" calcext:value-type="float">
            <text:p>1024</text:p>
          </table:table-cell>
          <table:table-cell office:value-type="float" office:value="1074" calcext:value-type="float">
            <text:p>1074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office:value-type="float" office:value="451" calcext:value-type="float">
            <text:p>451</text:p>
          </table:table-cell>
          <table:table-cell office:value-type="float" office:value="317" calcext:value-type="float">
            <text:p>317</text:p>
          </table:table-cell>
          <table:table-cell table:formula="of:=[.J16]-[.J$21]" office:value-type="float" office:value="-789" calcext:value-type="float">
            <text:p>-789</text:p>
          </table:table-cell>
          <table:table-cell table:formula="of:=[.K16]-[.K$21]" office:value-type="float" office:value="8.5" calcext:value-type="float">
            <text:p>8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le top right:</text:p>
          </table:table-cell>
          <table:table-cell office:value-type="float" office:value="1940" calcext:value-type="float">
            <text:p>1940</text:p>
          </table:table-cell>
          <table:table-cell office:value-type="float" office:value="1048" calcext:value-type="float">
            <text:p>1048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office:value-type="float" office:value="2029" calcext:value-type="float">
            <text:p>2029</text:p>
          </table:table-cell>
          <table:table-cell office:value-type="float" office:value="323" calcext:value-type="float">
            <text:p>323</text:p>
          </table:table-cell>
          <table:table-cell table:formula="of:=[.J17]-[.J$21]" office:value-type="float" office:value="789" calcext:value-type="float">
            <text:p>789</text:p>
          </table:table-cell>
          <table:table-cell table:formula="of:=[.K17]-[.K$21]" office:value-type="float" office:value="14.5" calcext:value-type="float">
            <text:p>14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le bot left: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office:value-type="float" office:value="2030" calcext:value-type="float">
            <text:p>2030</text:p>
          </table:table-cell>
          <table:table-cell office:value-type="float" office:value="308.5" calcext:value-type="float">
            <text:p>308,5</text:p>
          </table:table-cell>
          <table:table-cell table:formula="of:=[.J18]-[.J$21]" office:value-type="float" office:value="790" calcext:value-type="float">
            <text:p>790</text:p>
          </table:table-cell>
          <table:table-cell table:formula="of:=[.K18]-[.K$21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le bot mid:</text:p>
          </table:table-cell>
          <table:table-cell office:value-type="float" office:value="1024" calcext:value-type="float">
            <text:p>1024</text:p>
          </table:table-cell>
          <table:table-cell office:value-type="float" office:value="82" calcext:value-type="float">
            <text:p>8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triangle:</text:p>
          </table:table-cell>
          <table:table-cell office:value-type="string" calcext:value-type="string">
            <text:p>not used</text:p>
          </table:table-cell>
          <table:table-cell/>
          <table:table-cell office:value-type="float" office:value="2029" calcext:value-type="float">
            <text:p>2029</text:p>
          </table:table-cell>
          <table:table-cell office:value-type="float" office:value="294" calcext:value-type="float">
            <text:p>294</text:p>
          </table:table-cell>
          <table:table-cell table:formula="of:=[.J19]-[.J$21]" office:value-type="float" office:value="789" calcext:value-type="float">
            <text:p>789</text:p>
          </table:table-cell>
          <table:table-cell table:formula="of:=[.K19]-[.K$21]" office:value-type="float" office:value="-14.5" calcext:value-type="float">
            <text:p>-14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le bot right:</text:p>
          </table:table-cell>
          <table:table-cell office:value-type="float" office:value="1940" calcext:value-type="float">
            <text:p>1940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table:</text:p>
          </table:table-cell>
          <table:table-cell office:value-type="string" calcext:value-type="string">
            <text:p>not used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300" calcext:value-type="float">
            <text:p>300</text:p>
          </table:table-cell>
          <table:table-cell table:formula="of:=[.J20]-[.J$21]" office:value-type="float" office:value="-789" calcext:value-type="float">
            <text:p>-789</text:p>
          </table:table-cell>
          <table:table-cell table:formula="of:=[.K20]-[.K$21]" office:value-type="float" office:value="-8.5" calcext:value-type="float">
            <text:p>-8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ll eight:</text:p>
          </table:table-cell>
          <table:table-cell office:value-type="float" office:value="606" calcext:value-type="float">
            <text:p>606</text:p>
          </table:table-cell>
          <table:table-cell office:value-type="float" office:value="578" calcext:value-type="float">
            <text:p>578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string" calcext:value-type="string">
            <text:p>pos:</text:p>
          </table:table-cell>
          <table:table-cell table:formula="of:=SUM([.J15:.J20])/6" office:value-type="float" office:value="1240" calcext:value-type="float">
            <text:p>1240</text:p>
          </table:table-cell>
          <table:table-cell table:formula="of:=SUM([.K15:.K20])/6" office:value-type="float" office:value="308.5" calcext:value-type="float">
            <text:p>308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ll white:</text:p>
          </table:table-cell>
          <table:table-cell office:value-type="float" office:value="1517" calcext:value-type="float">
            <text:p>1517</text:p>
          </table:table-cell>
          <table:table-cell office:value-type="float" office:value="578" calcext:value-type="float">
            <text:p>578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recentered:</text:p>
          </table:table-cell>
          <table:table-cell/>
          <table:table-cell office:value-type="string" calcext:value-type="string">
            <text:p>y reversed</text:p>
          </table:table-cell>
          <table:table-cell/>
          <table:table-cell office:value-type="string" calcext:value-type="string">
            <text:p>unit factor: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osx</text:p>
          </table:table-cell>
          <table:table-cell office:value-type="string" calcext:value-type="string">
            <text:p>posy</text:p>
          </table:table-cell>
        </table:table-row>
        <table:table-row table:style-name="ro1">
          <table:table-cell/>
          <table:table-cell office:value-type="string" calcext:value-type="string">
            <text:p>rail left:</text:p>
          </table:table-cell>
          <table:table-cell table:formula="of:=([.C7]-[.$D$4]/2)/[.$G$24]" office:value-type="float" office:value="-0.929" calcext:value-type="float">
            <text:p>-0,929</text:p>
          </table:table-cell>
          <table:table-cell table:formula="of:=(-[.D7]+[.$E$4]/2)/[.$G$24]" office:value-type="float" office:value="-0.415" calcext:value-type="float">
            <text:p>-0,415</text:p>
          </table:table-cell>
          <table:table-cell table:formula="of:=([.E7]-[.$D$4]/2)/[.$G$24]" office:value-type="float" office:value="-0.893" calcext:value-type="float">
            <text:p>-0,893</text:p>
          </table:table-cell>
          <table:table-cell table:formula="of:=(-[.F7]+[.$E$4]/2)/[.$G$24]" office:value-type="float" office:value="-0.378" calcext:value-type="float">
            <text:p>-0,378</text:p>
          </table:table-cell>
          <table:table-cell table:formula="of:=([.G7]-[.$D$4]/2)/[.$G$24]" office:value-type="float" office:value="-0.893" calcext:value-type="float">
            <text:p>-0,893</text:p>
          </table:table-cell>
          <table:table-cell table:formula="of:=(-[.H7]+[.$E$4]/2)/[.$G$24]" office:value-type="float" office:value="0.378" calcext:value-type="float">
            <text:p>0,378</text:p>
          </table:table-cell>
          <table:table-cell table:formula="of:=([.I7]-[.$D$4]/2)/[.$G$24]" office:value-type="float" office:value="-0.929" calcext:value-type="float">
            <text:p>-0,929</text:p>
          </table:table-cell>
          <table:table-cell table:formula="of:=(-[.J7]+[.$E$4]/2)/[.$G$24]" office:value-type="float" office:value="0.415" calcext:value-type="float">
            <text:p>0,415</text:p>
          </table:table-cell>
          <table:table-cell table:formula="of:=[.K7]/[.$G$24]" office:value-type="float" office:value="0.036" calcext:value-type="float">
            <text:p>0,036</text:p>
          </table:table-cell>
          <table:table-cell table:formula="of:=[.L7]/[.$G$24]" office:value-type="float" office:value="0.83" calcext:value-type="float">
            <text:p>0,83</text:p>
          </table:table-cell>
          <table:table-cell table:formula="of:=([.C26]+[.E26]+[.G26]+[.I26])/4" office:value-type="float" office:value="-0.911" calcext:value-type="float">
            <text:p>-0,911</text:p>
          </table:table-cell>
          <table:table-cell table:formula="of:=([.D26]+[.F26]+[.H26]+[.J26])/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il right:</text:p>
          </table:table-cell>
          <table:table-cell table:formula="of:=([.C8]-[.$D$4]/2)/[.$G$24]" office:value-type="float" office:value="0.929" calcext:value-type="float">
            <text:p>0,929</text:p>
          </table:table-cell>
          <table:table-cell table:formula="of:=(-[.D8]+[.$E$4]/2)/[.$G$24]" office:value-type="float" office:value="-0.415" calcext:value-type="float">
            <text:p>-0,415</text:p>
          </table:table-cell>
          <table:table-cell table:formula="of:=([.E8]-[.$D$4]/2)/[.$G$24]" office:value-type="float" office:value="0.929" calcext:value-type="float">
            <text:p>0,929</text:p>
          </table:table-cell>
          <table:table-cell table:formula="of:=(-[.F8]+[.$E$4]/2)/[.$G$24]" office:value-type="float" office:value="0.415" calcext:value-type="float">
            <text:p>0,415</text:p>
          </table:table-cell>
          <table:table-cell table:formula="of:=([.G8]-[.$D$4]/2)/[.$G$24]" office:value-type="float" office:value="0.893" calcext:value-type="float">
            <text:p>0,893</text:p>
          </table:table-cell>
          <table:table-cell table:formula="of:=(-[.H8]+[.$E$4]/2)/[.$G$24]" office:value-type="float" office:value="0.378" calcext:value-type="float">
            <text:p>0,378</text:p>
          </table:table-cell>
          <table:table-cell table:formula="of:=([.I8]-[.$D$4]/2)/[.$G$24]" office:value-type="float" office:value="0.893" calcext:value-type="float">
            <text:p>0,893</text:p>
          </table:table-cell>
          <table:table-cell table:formula="of:=(-[.J8]+[.$E$4]/2)/[.$G$24]" office:value-type="float" office:value="-0.378" calcext:value-type="float">
            <text:p>-0,378</text:p>
          </table:table-cell>
          <table:table-cell table:formula="of:=[.K8]/[.$G$24]" office:value-type="float" office:value="0.036" calcext:value-type="float">
            <text:p>0,036</text:p>
          </table:table-cell>
          <table:table-cell table:formula="of:=[.L8]/[.$G$24]" office:value-type="float" office:value="0.83" calcext:value-type="float">
            <text:p>0,83</text:p>
          </table:table-cell>
          <table:table-cell table:formula="of:=([.C27]+[.E27]+[.G27]+[.I27])/4" office:value-type="float" office:value="0.911" calcext:value-type="float">
            <text:p>0,911</text:p>
          </table:table-cell>
          <table:table-cell table:formula="of:=([.D27]+[.F27]+[.H27]+[.J27])/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il bot left:</text:p>
          </table:table-cell>
          <table:table-cell table:formula="of:=([.C9]-[.$D$4]/2)/[.$G$24]" office:value-type="float" office:value="-0.861" calcext:value-type="float">
            <text:p>-0,861</text:p>
          </table:table-cell>
          <table:table-cell table:formula="of:=(-[.D9]+[.$E$4]/2)/[.$G$24]" office:value-type="float" office:value="0.483" calcext:value-type="float">
            <text:p>0,483</text:p>
          </table:table-cell>
          <table:table-cell table:formula="of:=([.E9]-[.$D$4]/2)/[.$G$24]" office:value-type="float" office:value="-0.824" calcext:value-type="float">
            <text:p>-0,824</text:p>
          </table:table-cell>
          <table:table-cell table:formula="of:=(-[.F9]+[.$E$4]/2)/[.$G$24]" office:value-type="float" office:value="0.447" calcext:value-type="float">
            <text:p>0,447</text:p>
          </table:table-cell>
          <table:table-cell table:formula="of:=([.G9]-[.$D$4]/2)/[.$G$24]" office:value-type="float" office:value="-0.064" calcext:value-type="float">
            <text:p>-0,064</text:p>
          </table:table-cell>
          <table:table-cell table:formula="of:=(-[.H9]+[.$E$4]/2)/[.$G$24]" office:value-type="float" office:value="0.447" calcext:value-type="float">
            <text:p>0,447</text:p>
          </table:table-cell>
          <table:table-cell table:formula="of:=([.I9]-[.$D$4]/2)/[.$G$24]" office:value-type="float" office:value="-0.048" calcext:value-type="float">
            <text:p>-0,048</text:p>
          </table:table-cell>
          <table:table-cell table:formula="of:=(-[.J9]+[.$E$4]/2)/[.$G$24]" office:value-type="float" office:value="0.483" calcext:value-type="float">
            <text:p>0,483</text:p>
          </table:table-cell>
          <table:table-cell table:formula="of:=[.K9]/[.$G$24]" office:value-type="float" office:value="0.813" calcext:value-type="float">
            <text:p>0,813</text:p>
          </table:table-cell>
          <table:table-cell table:formula="of:=[.L9]/[.$G$24]" office:value-type="float" office:value="0.036" calcext:value-type="float">
            <text:p>0,036</text:p>
          </table:table-cell>
          <table:table-cell table:formula="of:=([.C28]+[.E28]+[.G28]+[.I28])/4" office:value-type="float" office:value="-0.44925" calcext:value-type="float">
            <text:p>-0,44925</text:p>
          </table:table-cell>
          <table:table-cell table:formula="of:=([.D28]+[.F28]+[.H28]+[.J28])/4" office:value-type="float" office:value="0.465" calcext:value-type="float">
            <text:p>0,465</text:p>
          </table:table-cell>
        </table:table-row>
        <table:table-row table:style-name="ro1">
          <table:table-cell/>
          <table:table-cell office:value-type="string" calcext:value-type="string">
            <text:p>rail bot right:</text:p>
          </table:table-cell>
          <table:table-cell table:formula="of:=([.C10]-[.$D$4]/2)/[.$G$24]" office:value-type="float" office:value="0.048" calcext:value-type="float">
            <text:p>0,048</text:p>
          </table:table-cell>
          <table:table-cell table:formula="of:=(-[.D10]+[.$E$4]/2)/[.$G$24]" office:value-type="float" office:value="0.483" calcext:value-type="float">
            <text:p>0,483</text:p>
          </table:table-cell>
          <table:table-cell table:formula="of:=([.E10]-[.$D$4]/2)/[.$G$24]" office:value-type="float" office:value="0.063" calcext:value-type="float">
            <text:p>0,063</text:p>
          </table:table-cell>
          <table:table-cell table:formula="of:=(-[.F10]+[.$E$4]/2)/[.$G$24]" office:value-type="float" office:value="0.447" calcext:value-type="float">
            <text:p>0,447</text:p>
          </table:table-cell>
          <table:table-cell table:formula="of:=([.G10]-[.$D$4]/2)/[.$G$24]" office:value-type="float" office:value="0.823" calcext:value-type="float">
            <text:p>0,823</text:p>
          </table:table-cell>
          <table:table-cell table:formula="of:=(-[.H10]+[.$E$4]/2)/[.$G$24]" office:value-type="float" office:value="0.447" calcext:value-type="float">
            <text:p>0,447</text:p>
          </table:table-cell>
          <table:table-cell table:formula="of:=([.I10]-[.$D$4]/2)/[.$G$24]" office:value-type="float" office:value="0.861" calcext:value-type="float">
            <text:p>0,861</text:p>
          </table:table-cell>
          <table:table-cell table:formula="of:=(-[.J10]+[.$E$4]/2)/[.$G$24]" office:value-type="float" office:value="0.483" calcext:value-type="float">
            <text:p>0,483</text:p>
          </table:table-cell>
          <table:table-cell table:formula="of:=[.K10]/[.$G$24]" office:value-type="float" office:value="0.813" calcext:value-type="float">
            <text:p>0,813</text:p>
          </table:table-cell>
          <table:table-cell table:formula="of:=[.L10]/[.$G$24]" office:value-type="float" office:value="0.036" calcext:value-type="float">
            <text:p>0,036</text:p>
          </table:table-cell>
          <table:table-cell table:formula="of:=([.C29]+[.E29]+[.G29]+[.I29])/4" office:value-type="float" office:value="0.44875" calcext:value-type="float">
            <text:p>0,44875</text:p>
          </table:table-cell>
          <table:table-cell table:formula="of:=([.D29]+[.F29]+[.H29]+[.J29])/4" office:value-type="float" office:value="0.465" calcext:value-type="float">
            <text:p>0,465</text:p>
          </table:table-cell>
        </table:table-row>
        <table:table-row table:style-name="ro1">
          <table:table-cell/>
          <table:table-cell office:value-type="string" calcext:value-type="string">
            <text:p>rail top left:</text:p>
          </table:table-cell>
          <table:table-cell table:formula="of:=([.C11]-[.$D$4]/2)/[.$G$24]" office:value-type="float" office:value="-0.861" calcext:value-type="float">
            <text:p>-0,861</text:p>
          </table:table-cell>
          <table:table-cell table:formula="of:=(-[.D11]+[.$E$4]/2)/[.$G$24]" office:value-type="float" office:value="-0.483" calcext:value-type="float">
            <text:p>-0,483</text:p>
          </table:table-cell>
          <table:table-cell table:formula="of:=([.E11]-[.$D$4]/2)/[.$G$24]" office:value-type="float" office:value="-0.048" calcext:value-type="float">
            <text:p>-0,048</text:p>
          </table:table-cell>
          <table:table-cell table:formula="of:=(-[.F11]+[.$E$4]/2)/[.$G$24]" office:value-type="float" office:value="-0.483" calcext:value-type="float">
            <text:p>-0,483</text:p>
          </table:table-cell>
          <table:table-cell table:formula="of:=([.G11]-[.$D$4]/2)/[.$G$24]" office:value-type="float" office:value="-0.064" calcext:value-type="float">
            <text:p>-0,064</text:p>
          </table:table-cell>
          <table:table-cell table:formula="of:=(-[.H11]+[.$E$4]/2)/[.$G$24]" office:value-type="float" office:value="-0.447" calcext:value-type="float">
            <text:p>-0,447</text:p>
          </table:table-cell>
          <table:table-cell table:formula="of:=([.I11]-[.$D$4]/2)/[.$G$24]" office:value-type="float" office:value="-0.824" calcext:value-type="float">
            <text:p>-0,824</text:p>
          </table:table-cell>
          <table:table-cell table:formula="of:=(-[.J11]+[.$E$4]/2)/[.$G$24]" office:value-type="float" office:value="-0.447" calcext:value-type="float">
            <text:p>-0,447</text:p>
          </table:table-cell>
          <table:table-cell table:formula="of:=[.K11]/[.$G$24]" office:value-type="float" office:value="0.813" calcext:value-type="float">
            <text:p>0,813</text:p>
          </table:table-cell>
          <table:table-cell table:formula="of:=[.L11]/[.$G$24]" office:value-type="float" office:value="0.036" calcext:value-type="float">
            <text:p>0,036</text:p>
          </table:table-cell>
          <table:table-cell table:formula="of:=([.C30]+[.E30]+[.G30]+[.I30])/4" office:value-type="float" office:value="-0.44925" calcext:value-type="float">
            <text:p>-0,44925</text:p>
          </table:table-cell>
          <table:table-cell table:formula="of:=([.D30]+[.F30]+[.H30]+[.J30])/4" office:value-type="float" office:value="-0.465" calcext:value-type="float">
            <text:p>-0,465</text:p>
          </table:table-cell>
        </table:table-row>
        <table:table-row table:style-name="ro1">
          <table:table-cell/>
          <table:table-cell office:value-type="string" calcext:value-type="string">
            <text:p>rail top right:</text:p>
          </table:table-cell>
          <table:table-cell table:formula="of:=([.C12]-[.$D$4]/2)/[.$G$24]" office:value-type="float" office:value="0.048" calcext:value-type="float">
            <text:p>0,048</text:p>
          </table:table-cell>
          <table:table-cell table:formula="of:=(-[.D12]+[.$E$4]/2)/[.$G$24]" office:value-type="float" office:value="-0.483" calcext:value-type="float">
            <text:p>-0,483</text:p>
          </table:table-cell>
          <table:table-cell table:formula="of:=([.E12]-[.$D$4]/2)/[.$G$24]" office:value-type="float" office:value="0.861" calcext:value-type="float">
            <text:p>0,861</text:p>
          </table:table-cell>
          <table:table-cell table:formula="of:=(-[.F12]+[.$E$4]/2)/[.$G$24]" office:value-type="float" office:value="-0.483" calcext:value-type="float">
            <text:p>-0,483</text:p>
          </table:table-cell>
          <table:table-cell table:formula="of:=([.G12]-[.$D$4]/2)/[.$G$24]" office:value-type="float" office:value="0.823" calcext:value-type="float">
            <text:p>0,823</text:p>
          </table:table-cell>
          <table:table-cell table:formula="of:=(-[.H12]+[.$E$4]/2)/[.$G$24]" office:value-type="float" office:value="-0.447" calcext:value-type="float">
            <text:p>-0,447</text:p>
          </table:table-cell>
          <table:table-cell table:formula="of:=([.I12]-[.$D$4]/2)/[.$G$24]" office:value-type="float" office:value="0.063" calcext:value-type="float">
            <text:p>0,063</text:p>
          </table:table-cell>
          <table:table-cell table:formula="of:=(-[.J12]+[.$E$4]/2)/[.$G$24]" office:value-type="float" office:value="-0.447" calcext:value-type="float">
            <text:p>-0,447</text:p>
          </table:table-cell>
          <table:table-cell table:formula="of:=[.K12]/[.$G$24]" office:value-type="float" office:value="0.813" calcext:value-type="float">
            <text:p>0,813</text:p>
          </table:table-cell>
          <table:table-cell table:formula="of:=[.L12]/[.$G$24]" office:value-type="float" office:value="0.036" calcext:value-type="float">
            <text:p>0,036</text:p>
          </table:table-cell>
          <table:table-cell table:formula="of:=([.C31]+[.E31]+[.G31]+[.I31])/4" office:value-type="float" office:value="0.44875" calcext:value-type="float">
            <text:p>0,44875</text:p>
          </table:table-cell>
          <table:table-cell table:formula="of:=([.D31]+[.F31]+[.H31]+[.J31])/4" office:value-type="float" office:value="-0.465" calcext:value-type="float">
            <text:p>-0,46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le top left:</text:p>
          </table:table-cell>
          <table:table-cell table:formula="of:=([.C15]-[.$D$4]/2)/[.$G$24]" office:value-type="float" office:value="-0.916" calcext:value-type="float">
            <text:p>-0,916</text:p>
          </table:table-cell>
          <table:table-cell table:formula="of:=(-[.D15]+[.$E$4]/2)/[.$G$24]" office:value-type="float" office:value="-0.47" calcext:value-type="float">
            <text:p>-0,47</text:p>
          </table:table-cell>
          <table:table-cell table:formula="of:=[.E15]/[.$G$24]" office:value-type="float" office:value="0.116" calcext:value-type="float">
            <text:p>0,116</text:p>
          </table:table-cell>
          <table:table-cell/>
          <table:table-cell office:value-type="string" calcext:value-type="string">
            <text:p>cue:</text:p>
          </table:table-cell>
          <table:table-cell table:formula="of:=[.H15]/[.G24]" office:value-type="float" office:value="1.581" calcext:value-type="float">
            <text:p>1,581</text:p>
          </table:table-cell>
          <table:table-cell table:formula="of:=[.I15]/[.G24]" office:value-type="float" office:value="0.029" calcext:value-type="float">
            <text:p>0,029</text:p>
          </table:table-cell>
          <table:table-cell table:number-columns-repeated="2"/>
          <table:table-cell table:formula="of:=[.L15]/[.$G$24]" office:value-type="float" office:value="-0.79" calcext:value-type="float">
            <text:p>-0,79</text:p>
          </table:table-cell>
          <table:table-cell table:formula="of:=-[.M15]/[.$G$24]" office:value-type="float" office:value="-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le top mid:</text:p>
          </table:table-cell>
          <table:table-cell table:formula="of:=([.C16]-[.$D$4]/2)/[.$G$24]" office:value-type="float" office:value="0" calcext:value-type="float">
            <text:p>0</text:p>
          </table:table-cell>
          <table:table-cell table:formula="of:=(-[.D16]+[.$E$4]/2)/[.$G$24]" office:value-type="float" office:value="-0.496" calcext:value-type="float">
            <text:p>-0,496</text:p>
          </table:table-cell>
          <table:table-cell table:formula="of:=[.E16]/[.$G$24]" office:value-type="float" office:value="0.104" calcext:value-type="float">
            <text:p>0,104</text:p>
          </table:table-cell>
          <table:table-cell table:number-columns-repeated="6"/>
          <table:table-cell table:formula="of:=[.L16]/[.$G$24]" office:value-type="float" office:value="-0.789" calcext:value-type="float">
            <text:p>-0,789</text:p>
          </table:table-cell>
          <table:table-cell table:formula="of:=-[.M16]/[.$G$24]" office:value-type="float" office:value="-0.0085" calcext:value-type="float">
            <text:p>-0,00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le top right:</text:p>
          </table:table-cell>
          <table:table-cell table:formula="of:=([.C17]-[.$D$4]/2)/[.$G$24]" office:value-type="float" office:value="0.916" calcext:value-type="float">
            <text:p>0,916</text:p>
          </table:table-cell>
          <table:table-cell table:formula="of:=(-[.D17]+[.$E$4]/2)/[.$G$24]" office:value-type="float" office:value="-0.47" calcext:value-type="float">
            <text:p>-0,47</text:p>
          </table:table-cell>
          <table:table-cell table:formula="of:=[.E17]/[.$G$24]" office:value-type="float" office:value="0.116" calcext:value-type="float">
            <text:p>0,116</text:p>
          </table:table-cell>
          <table:table-cell table:number-columns-repeated="6"/>
          <table:table-cell table:formula="of:=[.L17]/[.$G$24]" office:value-type="float" office:value="0.789" calcext:value-type="float">
            <text:p>0,789</text:p>
          </table:table-cell>
          <table:table-cell table:formula="of:=-[.M17]/[.$G$24]" office:value-type="float" office:value="-0.0145" calcext:value-type="float">
            <text:p>-0,01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le bot left:</text:p>
          </table:table-cell>
          <table:table-cell table:formula="of:=([.C18]-[.$D$4]/2)/[.$G$24]" office:value-type="float" office:value="-0.916" calcext:value-type="float">
            <text:p>-0,916</text:p>
          </table:table-cell>
          <table:table-cell table:formula="of:=(-[.D18]+[.$E$4]/2)/[.$G$24]" office:value-type="float" office:value="0.47" calcext:value-type="float">
            <text:p>0,47</text:p>
          </table:table-cell>
          <table:table-cell table:formula="of:=[.E18]/[.$G$24]" office:value-type="float" office:value="0.116" calcext:value-type="float">
            <text:p>0,116</text:p>
          </table:table-cell>
          <table:table-cell table:number-columns-repeated="6"/>
          <table:table-cell table:formula="of:=[.L18]/[.$G$24]" office:value-type="float" office:value="0.79" calcext:value-type="float">
            <text:p>0,79</text:p>
          </table:table-cell>
          <table:table-cell table:formula="of:=-[.M18]/[.$G$24]" office:value-type="float" office:value="-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le bot mid:</text:p>
          </table:table-cell>
          <table:table-cell table:formula="of:=([.C19]-[.$D$4]/2)/[.$G$24]" office:value-type="float" office:value="0" calcext:value-type="float">
            <text:p>0</text:p>
          </table:table-cell>
          <table:table-cell table:formula="of:=(-[.D19]+[.$E$4]/2)/[.$G$24]" office:value-type="float" office:value="0.496" calcext:value-type="float">
            <text:p>0,496</text:p>
          </table:table-cell>
          <table:table-cell table:formula="of:=[.E19]/[.$G$24]" office:value-type="float" office:value="0.104" calcext:value-type="float">
            <text:p>0,104</text:p>
          </table:table-cell>
          <table:table-cell/>
          <table:table-cell office:value-type="string" calcext:value-type="string">
            <text:p>triangle:</text:p>
          </table:table-cell>
          <table:table-cell office:value-type="string" calcext:value-type="string">
            <text:p>not used</text:p>
          </table:table-cell>
          <table:table-cell table:number-columns-repeated="3"/>
          <table:table-cell table:formula="of:=[.L19]/[.$G$24]" office:value-type="float" office:value="0.789" calcext:value-type="float">
            <text:p>0,789</text:p>
          </table:table-cell>
          <table:table-cell table:formula="of:=-[.M19]/[.$G$24]" office:value-type="float" office:value="0.0145" calcext:value-type="float">
            <text:p>0,01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le bot right:</text:p>
          </table:table-cell>
          <table:table-cell table:formula="of:=([.C20]-[.$D$4]/2)/[.$G$24]" office:value-type="float" office:value="0.916" calcext:value-type="float">
            <text:p>0,916</text:p>
          </table:table-cell>
          <table:table-cell table:formula="of:=(-[.D20]+[.$E$4]/2)/[.$G$24]" office:value-type="float" office:value="0.47" calcext:value-type="float">
            <text:p>0,47</text:p>
          </table:table-cell>
          <table:table-cell table:formula="of:=[.E20]/[.$G$24]" office:value-type="float" office:value="0.116" calcext:value-type="float">
            <text:p>0,116</text:p>
          </table:table-cell>
          <table:table-cell/>
          <table:table-cell office:value-type="string" calcext:value-type="string">
            <text:p>table:</text:p>
          </table:table-cell>
          <table:table-cell office:value-type="string" calcext:value-type="string">
            <text:p>not used</text:p>
          </table:table-cell>
          <table:table-cell table:number-columns-repeated="3"/>
          <table:table-cell table:formula="of:=[.L20]/[.$G$24]" office:value-type="float" office:value="-0.789" calcext:value-type="float">
            <text:p>-0,789</text:p>
          </table:table-cell>
          <table:table-cell table:formula="of:=-[.M20]/[.$G$24]" office:value-type="float" office:value="0.0085" calcext:value-type="float">
            <text:p>0,00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ll eight:</text:p>
          </table:table-cell>
          <table:table-cell table:formula="of:=([.C21]-[.$D$4]/2)/[.$G$24]" office:value-type="float" office:value="-0.418" calcext:value-type="float">
            <text:p>-0,418</text:p>
          </table:table-cell>
          <table:table-cell table:formula="of:=(-[.D21]+[.$E$4]/2)/[.$G$24]" office:value-type="float" office:value="0" calcext:value-type="float">
            <text:p>0</text:p>
          </table:table-cell>
          <table:table-cell table:formula="of:=[.E21]/[.$G$24]" office:value-type="float" office:value="0.063" calcext:value-type="float">
            <text:p>0,063</text:p>
          </table:table-cell>
          <table:table-cell table:number-columns-repeated="3"/>
          <table:table-cell office:value-type="string" calcext:value-type="string">
            <text:p>pos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ll white:</text:p>
          </table:table-cell>
          <table:table-cell table:formula="of:=([.C22]-[.$D$4]/2)/[.$G$24]" office:value-type="float" office:value="0.493" calcext:value-type="float">
            <text:p>0,493</text:p>
          </table:table-cell>
          <table:table-cell table:formula="of:=(-[.D22]+[.$E$4]/2)/[.$G$24]" office:value-type="float" office:value="0" calcext:value-type="float">
            <text:p>0</text:p>
          </table:table-cell>
          <table:table-cell table:formula="of:=[.E22]/[.$G$24]" office:value-type="float" office:value="0.063" calcext:value-type="float">
            <text:p>0,06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6T15:23:59.237000000</meta:creation-date>
    <dc:date>2020-02-18T11:51:28.799000000</dc:date>
    <meta:editing-duration>PT5H2M31S</meta:editing-duration>
    <meta:editing-cycles>20</meta:editing-cycles>
    <meta:generator>LibreOffice/6.4.0.3$Windows_X86_64 LibreOffice_project/b0a288ab3d2d4774cb44b62f04d5d28733ac6df8</meta:generator>
    <meta:document-statistic meta:table-count="1" meta:cell-count="320" meta:object-count="0"/>
  </office:meta>
</office:document-meta>
</file>